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Handler.startList( ListBlock lb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TFHandler.endPageNumber( PageNumber pagenu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Handler.endHeader( TableHeader 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Handler.startFootnote( Footnote footno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TFHandler.endLin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TFHandler.startColumn( TableColumn t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TFHandler.endTable( Table tb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TFHandler.endMark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TFHandler.startBlockContainer( BlockContainer bl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TFHandler.page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TFHandler.startLis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TFHandler.endListLab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TFHandler.startLink( BasicLink basicLink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TFHandler.startPageNumber( PageNumber pagenu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TFHandler.startMark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TFHandler.recurseFONode( FONode foNod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9">
            <text:p text:style-name="Table_20_Contents">9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RTFHandler.endFootnoteBody( FootnoteBody bod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TFHandler.startListLabe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TFHandler.putGraphic( AbstractGraphics abstractGraphic , Image imag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RTFHandler.startCell( TableCell tc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RTFHandler.endPart( TablePart tb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TFHandler.endInline( Inline in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TFHandler.startHeader( TableHeader 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Handler.endFootnote( Footnote footno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TFHandler.leader( Leader 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TFHandler.endBlockContainer( BlockContainer b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TFHandler.startPart( TablePart par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TFHandler.startInline( Inline in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TFHandler.endRow( TableRow t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RTFHandler.startRow( TableRow t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TFHandler.endBlock( Block b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TFHandler.start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TFHandler.endListItem( ListItem l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TFHandler.foreignObject( InstreamForeignObject if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RTFHandler.startFooter( TableFooter foo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Handler.endCell( TableCell t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TFHandler.startBody( TableBody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Handler.endLis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TFHandler.endFlow( Flow f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TFHandler.startFootnoteBody( FootnoteBody bod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TFHandler.endBody( TableBody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Handler.startPageNumberCitation( PageNumberCitation 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TFHandler.getBaseLength( int lengthBase , FObj f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TFHandler.image( ExternalGraphic eg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TFHandler.startListItem( ListItem l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TFHandler.endFooter( TableFooter foo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Handler.startStat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TFHandler.endPageSequence( PageSequence pageSeq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TFHandler.endList( ListBlock l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TFHandler.prepareTable( Table ta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TFHandler.RTFHandler( FOUserAgent userAgent ,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TFHandler.putGraphic( AbstractGraphics abstractGraphic , ImageInfo 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TFHandler.endStat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TFHandler.startBlock( Block b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TFHandler.end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TFHandler.endColumn( TableColumn t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Handler.startTable( Table tb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RTFHandler.text( FOText text , char [ ] data , int start , int 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TFHandler.startPageSequence( PageSequence pageSeq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RTFHandler.invokeDeferredEvent( FONode foNode , boolean bStart )</text:p>
          </table:table-cell>
          <table:table-cell office:value-type="float" office:value="55">
            <text:p text:style-name="Table_20_Contents">5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1">
            <text:p text:style-name="Table_20_Contents">161</text:p>
          </table:table-cell>
        </table:table-row>
        <table:table-row>
          <table:table-cell office:value-type="string">
            <text:p text:style-name="Table_20_Contents">RTFHandler.startFlow( Flow fl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RTFHandler.handleIOTrouble( IOException io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